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c2f7f" officeooo:paragraph-rsid="000c2f7f"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fo:font-size="15pt" style:text-underline-style="none" fo:font-weight="normal" officeooo:rsid="000c2f7f" officeooo:paragraph-rsid="000c2f7f"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style:text-underline-style="none" fo:font-weight="normal" officeooo:rsid="000c2f7f" officeooo:paragraph-rsid="000c2f7f"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style:text-underline-style="none" fo:font-weight="normal" officeooo:rsid="000c2f7f" officeooo:paragraph-rsid="000d9e23"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fo:font-size="15pt" style:text-underline-style="none" fo:font-weight="normal" officeooo:rsid="000c2f7f" officeooo:paragraph-rsid="000e7242" style:font-size-asian="13.1000003814697pt" style:font-weight-asian="normal" style:font-size-complex="15pt" style:font-weight-complex="normal"/>
    </style:style>
    <style:style style:name="P6" style:family="paragraph" style:parent-style-name="Standard">
      <style:paragraph-properties fo:text-align="start" style:justify-single-word="false"/>
      <style:text-properties fo:font-size="15pt" style:text-underline-style="none" fo:font-weight="normal" officeooo:rsid="000eedc3" officeooo:paragraph-rsid="000eedc3"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fo:font-size="15pt" style:text-underline-style="none" fo:font-weight="normal" officeooo:rsid="000f18d3" officeooo:paragraph-rsid="000f18d3"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fo:font-size="15pt" style:text-underline-style="none" fo:font-weight="normal" officeooo:rsid="0010fc9f" officeooo:paragraph-rsid="0010fc9f"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style:text-underline-style="none" fo:font-weight="normal" officeooo:rsid="00117d64" officeooo:paragraph-rsid="00117d64"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5pt" style:text-underline-style="none" fo:font-weight="normal" officeooo:rsid="00117d64" officeooo:paragraph-rsid="00117d64"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font-size="15pt" style:text-underline-style="none" fo:font-weight="normal" officeooo:rsid="00117d64" officeooo:paragraph-rsid="0012e702"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style:text-underline-style="none" fo:font-weight="normal" officeooo:rsid="000f18d3" officeooo:paragraph-rsid="000f18d3"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style:text-underline-style="none" fo:font-weight="normal" officeooo:rsid="000c2f7f" officeooo:paragraph-rsid="000c2f7f"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5pt" style:text-underline-style="none" fo:font-weight="normal" officeooo:rsid="0012e702" officeooo:paragraph-rsid="0012e702" style:font-size-asian="13.1000003814697pt" style:font-weight-asian="normal" style:font-size-complex="15pt" style:font-weight-complex="normal"/>
    </style:style>
    <style:style style:name="T1" style:family="text">
      <style:text-properties officeooo:rsid="000d9e23"/>
    </style:style>
    <style:style style:name="T2" style:family="text">
      <style:text-properties officeooo:rsid="000e7242"/>
    </style:style>
    <style:style style:name="T3" style:family="text">
      <style:text-properties officeooo:rsid="0011b082"/>
    </style:style>
    <style:style style:name="T4" style:family="text">
      <style:text-properties officeooo:rsid="00117d64"/>
    </style:style>
    <style:style style:name="T5" style:family="text">
      <style:text-properties officeooo:rsid="0012e702"/>
    </style:style>
    <style:style style:name="T6" style:family="text">
      <style:text-properties officeooo:rsid="001303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écification<text:span text:style-name="T2">s</text:span> fonctionnelles</text:p>
      <text:p text:style-name="P2"/>
      <text:p text:style-name="P3"/>
      <text:p text:style-name="P3">- Touches :</text:p>
      <text:p text:style-name="P3"/>
      <text:p text:style-name="P3">-4 Touches de direction (<text:span text:style-name="T1">Default : Z Q S D</text:span>)</text:p>
      <text:p text:style-name="P3">-1 Touche <text:span text:style-name="T1">utiliser Item</text:span> 1 (<text:span text:style-name="T1">Default : O</text:span>)</text:p>
      <text:p text:style-name="P4">-<text:span text:style-name="T1">1 Touche utiliser Item 2 (Default : P)</text:span></text:p>
      <text:p text:style-name="P5">-<text:span text:style-name="T2">1 Touche d’intéraction (Default : I)</text:span></text:p>
      <text:p text:style-name="P5">-<text:span text:style-name="T2">1 Touche d’inventaire (Default : E)</text:span></text:p>
      <text:p text:style-name="P3">-<text:span text:style-name="T1">1 Touche pour entrer dans les option / quitter le menu (ECHAP, non-modifiable)</text:span></text:p>
      <text:p text:style-name="P3">-<text:span text:style-name="T2">1 Touche de confirmation (ENTRER, non-modifiable)</text:span></text:p>
      <text:p text:style-name="P3"/>
      <text:p text:style-name="P3"><text:span text:style-name="T2">L</text:span>es touches sont configurables et leurs config est sauvegardée.</text:p>
      <text:p text:style-name="P3"/>
      <text:p text:style-name="P14">Menus : </text:p>
      <text:p text:style-name="P14"><text:tab/>- <text:span text:style-name="T6">Menu Options : Permet d’assigner les touches du jeu.</text:span></text:p>
      <text:p text:style-name="P3"/>
      <text:p text:style-name="P9">Tile specials :</text:p>
      <text:p text:style-name="P9"><text:tab/>-Cactus : Inflige des dégâts aux entités qui le touche</text:p>
      <text:p text:style-name="P3"/>
      <text:p text:style-name="P8">Terrains :</text:p>
      <text:p text:style-name="P8"><text:tab/>-Sable / Herbe : Terrains classiques, aucuns effets</text:p>
      <text:p text:style-name="P8"><text:tab/>-Glace : <text:s/>Fais glisser l’entité qui marche dessus (Dijkstra cherche à éviter)</text:p>
      <text:p text:style-name="P8"><text:tab/>-Pierre : <text:s/>Ralentit l’entité qui marche dessus (Dijkstra cherche à éviter)</text:p>
      <text:p text:style-name="P6"/>
      <text:p text:style-name="P6">Items : </text:p>
      <text:p text:style-name="P6"/>
      <text:p text:style-name="P6"><text:tab/><text:span text:style-name="T3">-Epées (cumulable): Agile mais moins puissante.</text:span></text:p>
      <text:p text:style-name="P6"/>
      <text:p text:style-name="P6"><text:tab/>-Arc <text:span text:style-name="T3">(non-cumulable) : Arme à distance degats moyens mais aucune attaque corps à corps + temps de réencochement de la flèche (ralentit vos déplacement).</text:span></text:p>
      <text:p text:style-name="P6"/>
      <text:p text:style-name="P6"><text:tab/>- <text:span text:style-name="T4">Ruby : Différents types de runys, certains en fond perdre !</text:span></text:p>
      <text:p text:style-name="P6"/>
      <text:p text:style-name="P7">Entitées :</text:p>
      <text:p text:style-name="P7"/>
      <text:p text:style-name="P7"><text:tab/>-<text:span text:style-name="T4">Chests : 3 Types de coffres : Bois, Fer, Or, qui contiennent des Items plus ou moins préstigieux en fonction du coffre.</text:span></text:p>
      <text:p text:style-name="P7"/>
      <text:p text:style-name="P7"><text:soft-page-break/><text:tab/>-<text:span text:style-name="T4">Entity TP : Téléporte l’entité qui entre en contact avec cette dernière.</text:span></text:p>
      <text:p text:style-name="P7"/>
      <text:p text:style-name="P7"><text:tab/>-<text:span text:style-name="T4">Projectile : Lancé par un arc il voyage dans le Entity pane et inflige des dégâts à l’entité qu’elle rencontrze si elle en rencontre une.</text:span></text:p>
      <text:p text:style-name="P7"/>
      <text:p text:style-name="P7"><text:tab/>-<text:span text:style-name="T4">Boss : //TODO</text:span></text:p>
      <text:p text:style-name="P7"/>
      <text:p text:style-name="P7"><text:tab/>- Zombie (Monster) : Fonctionne avec Dikjstra, attaque lorsqu’il est au corps à corps.</text:p>
      <text:p text:style-name="P7"/>
      <text:p text:style-name="P7"><text:tab/>- Sheep (Friendly) : IA simple : essaye de s’aligner avec le jouer puis le charge. (ne fais pas de dégats mais pousse).</text:p>
      <text:p text:style-name="P11"/>
      <text:p text:style-name="P11"><text:tab/>-<text:span text:style-name="T5">Lumière : Utilise un algorithme de diffusion assez standart, la diffusion de la lumière est ainsi sensible aux obstacles et se refresh toutes les 3sec.</text:span></text:p>
      <text:p text:style-name="P7"/>
      <text:p text:style-name="P9">Sauvegardes : </text:p>
      <text:p text:style-name="P9"><text:tab/>Toutes nos sauvegardes sont faites avec le moins d’info possibles.</text:p>
      <text:p text:style-name="P9"/>
      <text:p text:style-name="P9"><text:tab/>- Sauvegarde de l’assignation des touches :Réalisé avec une config préfaite pour charger la configuration par défaut. Sauvegardé dans option.cfg.</text:p>
      <text:p text:style-name="P9"/>
      <text:p text:style-name="P9"><text:tab/>-Sauvegarde de la map : <text:span text:style-name="T5">La sauvegarde ne s’applique qu’aux entités le reste ne change pas, elle est aussi très simple : on y retrouve les nécessaire seulement tel que le type de l’entité sa position et son orientation + si besoin. </text:span></text:p>
      <text:p text:style-name="P9"><text:tab/><text:span text:style-name="T5">La map en elle même est créée en .lua avec Tiles puis transformée par nos soins en .map, enlevant les informations superflues et en ajoutant la taille de la map ainsi qu’un booléen qui explicité si c’est une map intérieur.</text:span></text:p>
      <text:p text:style-name="P9"/>
      <text:p text:style-name="P9"><text:tab/>-<text:span text:style-name="T5">Chargement de la map : Le programme récupère la taille de la map ainsi qu’un booléen qui explicite si la map est intérieur ou extérieur. </text:span></text:p>
      <text:p text:style-name="P9"/>
      <text:p text:style-name="P9">-<text:span text:style-name="T6">ActionConsummer : Ensemble de classe et de méthodes représentant des objet capables d’éffectuer des actions de le temp.</text:span></text:p>
      <text:p text:style-name="P9"/>
      <text:p text:style-name="P9">-<text:span text:style-name="T6">Fonctions :Ensemble de délégué des actions, elle représente le changement éffectué à chaque temporalité de l’actionCosummer qui le possède.</text:span></text:p>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2T10:03:21.192305945</meta:creation-date>
    <dc:date>2018-06-18T15:47:11.899794469</dc:date>
    <meta:editing-duration>PT1H11M21S</meta:editing-duration>
    <meta:editing-cycles>8</meta:editing-cycles>
    <meta:generator>LibreOffice/5.1.6.2$Linux_X86_64 LibreOffice_project/10m0$Build-2</meta:generator>
    <meta:document-statistic meta:table-count="0" meta:image-count="0" meta:object-count="0" meta:page-count="2" meta:paragraph-count="38" meta:word-count="475" meta:character-count="2845" meta:non-whitespace-character-count="2381"/>
  </office:meta>
</office:document-meta>
</file>